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dd4814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fo:min-height="2.051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30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401cm"/>
    </style:style>
    <style:style style:name="gr33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4" style:family="graphic" style:parent-style-name="standard">
      <style:graphic-properties draw:stroke="none" svg:stroke-color="#000000" draw:fill="none" draw:fill-color="#ffffff" fo:min-height="1.528cm"/>
    </style:style>
    <style:style style:name="gr35" style:family="graphic" style:parent-style-name="standard">
      <style:graphic-properties svg:stroke-color="#000000" draw:fill-color="#dd4814" draw:textarea-horizontal-align="justify" draw:textarea-vertical-align="middle" draw:auto-grow-height="false" fo:min-height="1.782cm" fo:min-width="7.78cm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7" style:family="graphic" style:parent-style-name="standard">
      <style:graphic-properties draw:stroke="none" svg:stroke-color="#000000" draw:fill="none" draw:fill-color="#ffffff" fo:min-height="2.842cm"/>
    </style:style>
    <style:style style:name="gr38" style:family="graphic" style:parent-style-name="standard">
      <style:graphic-properties draw:stroke="none" svg:stroke-color="#000000" draw:fill="none" draw:fill-color="#ffffff" fo:min-height="2.601cm"/>
    </style:style>
    <style:style style:name="gr39" style:family="graphic" style:parent-style-name="standard">
      <style:graphic-properties draw:stroke="none" svg:stroke-color="#000000" draw:fill="none" draw:fill-color="#ffffff" fo:min-height="2.203cm"/>
    </style:style>
    <style:style style:name="gr40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1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2.925cm"/>
    </style:style>
    <style:style style:name="gr43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draw:stroke="none" svg:stroke-color="#000000" draw:fill="none" draw:fill-color="#ffffff" fo:min-height="1.102cm"/>
    </style:style>
    <style:style style:name="gr45" style:family="graphic" style:parent-style-name="standard">
      <style:graphic-properties draw:stroke="none" svg:stroke-color="#000000" draw:fill="none" draw:fill-color="#ffffff" fo:min-height="1.182cm"/>
    </style:style>
    <style:style style:name="gr46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8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8.782cm" fo:padding-top="0cm" fo:padding-bottom="0cm" fo:padding-left="0cm" fo:padding-right="0cm"/>
    </style:style>
    <style:style style:name="gr50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size="60pt" style:font-size-asian="60pt" style:font-size-complex="60pt"/>
    </style:style>
    <style:style style:name="P22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3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10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5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6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7" draw:text-style-name="P12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7.112cm" svg:height="1.397cm" svg:x="35.699cm" svg:y="45.614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30" draw:text-style-name="P13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1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xml:id="id12" draw:id="id12" draw:layer="layout" svg:width="20.32cm" svg:height="1.905cm" svg:x="44.307cm" svg:y="12.121cm">
          <text:p text:style-name="P1"><text:span text:style-name="T5">j loop <text:s text:c="16"/></text:span></text:p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4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5" draw:text-style-name="P17" draw:layer="layout" svg:width="8.28cm" svg:height="2.032cm" svg:x="4.277cm" svg:y="5.013cm">
          <text:p text:style-name="P1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8.255cm" svg:height="2.032cm" svg:x="13.302cm" svg:y="18.1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7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7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8" draw:layer="layout" svg:width="1.397cm" svg:height="1.905cm" svg:x="20.405cm" svg:y="18.386cm">
          <draw:text-box>
            <text:p><text:span text:style-name="T7">0</text:span></text:p>
          </draw:text-box>
        </draw:frame>
        <draw:frame draw:style-name="gr38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19" draw:layer="layout" svg:width="1.397cm" svg:height="1.905cm" svg:x="31.306cm" svg:y="47.987cm">
          <draw:text-box>
            <text:p><text:span text:style-name="T5">1</text:span></text:p>
          </draw:text-box>
        </draw:frame>
        <draw:frame draw:style-name="gr24" draw:text-style-name="P18" draw:layer="layout" svg:width="1.397cm" svg:height="1.905cm" svg:x="32.307cm" svg:y="47.988cm">
          <draw:text-box>
            <text:p><text:span text:style-name="T7">1</text:span></text:p>
          </draw:text-box>
        </draw:frame>
        <draw:custom-shape draw:style-name="gr31" draw:text-style-name="P14" draw:layer="layout" svg:width="20.32cm" svg:height="1.905cm" svg:x="44.307cm" svg:y="18.321cm">
          <text:p text:style-name="P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20.221cm">
          <text:p text:style-name="P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9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2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1" draw:text-style-name="P14" draw:layer="layout" svg:width="20.32cm" svg:height="1.905cm" svg:x="44.307cm" svg:y="16.521cm">
          <text:p text:style-name="P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3" draw:text-style-name="P16" draw:layer="layout" svg:width="20.32cm" svg:height="1.905cm" svg:x="44.307cm" svg:y="22.121cm">
          <text:p text:style-name="P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20.32cm" svg:height="1.905cm" svg:x="44.307cm" svg:y="24.021cm">
          <text:p text:style-name="P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30.621cm">
          <text:p text:style-name="P1"><text:span text:style-name="T5">0xca55e77e</text:span></text:p>
          <draw:enhanced-geometry svg:viewBox="0 0 21600 21600" draw:type="rectangle" draw:enhanced-path="M 0 0 L 21600 0 21600 21600 0 21600 0 0 Z N"/>
        </draw:custom-shape>
        <draw:line draw:style-name="gr40" draw:text-style-name="P20" xml:id="id7" draw:id="id7" draw:layer="layout" svg:x1="56.392cm" svg:y1="3.635cm" svg:x2="62.468cm" svg:y2="3.637cm">
          <text:p/>
        </draw:line>
        <draw:line draw:style-name="gr41" draw:text-style-name="P5" xml:id="id8" draw:id="id8" draw:layer="layout" svg:x1="62.64cm" svg:y1="51.792cm" svg:x2="35.671cm" svg:y2="51.8cm">
          <text:p/>
        </draw:line>
        <draw:line draw:style-name="gr40" draw:text-style-name="P20" draw:layer="layout" svg:x1="57.388cm" svg:y1="19.32cm" svg:x2="59.93cm" svg:y2="19.336cm">
          <text:p/>
        </draw:line>
        <draw:frame draw:style-name="gr42" draw:text-style-name="P21" draw:layer="layout" svg:width="2.921cm" svg:height="3.175cm" svg:x="51.927cm" svg:y="13.543cm">
          <draw:text-box>
            <text:p><text:span text:style-name="T9">...</text:span></text:p>
          </draw:text-box>
        </draw:frame>
        <draw:custom-shape draw:style-name="gr33" draw:text-style-name="P16" draw:layer="layout" svg:width="20.32cm" svg:height="1.905cm" svg:x="44.307cm" svg:y="25.921cm">
          <text:p text:style-name="P1"><text:span text:style-name="T5">eret <text:s text:c="16"/></text:span>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59.93cm" svg:y1="19.336cm" svg:x2="59.801cm" svg:y2="30.591cm">
          <text:p/>
        </draw:line>
        <draw:connector draw:style-name="gr43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2" draw:text-style-name="P21" draw:layer="layout" svg:width="2.921cm" svg:height="3.175cm" svg:x="51.928cm" svg:y="27.444cm">
          <draw:text-box>
            <text:p><text:span text:style-name="T9">...</text:span></text:p>
          </draw:text-box>
        </draw:frame>
        <draw:frame draw:style-name="gr44" draw:text-style-name="P22" xml:id="id9" draw:id="id9" draw:layer="layout" svg:width="2.373cm" svg:height="1.352cm" svg:x="17.785cm" svg:y="51.543cm">
          <draw:text-box>
            <text:p><text:span text:style-name="T1">Int</text:span></text:p>
          </draw:text-box>
        </draw:frame>
        <draw:frame draw:style-name="gr45" draw:text-style-name="P22" xml:id="id10" draw:id="id10" draw:layer="layout" svg:width="2.373cm" svg:height="1.432cm" svg:x="2.564cm" svg:y="30.918cm">
          <draw:text-box>
            <text:p><text:span text:style-name="T10">Int</text:span></text:p>
          </draw:text-box>
        </draw:frame>
        <draw:connector draw:style-name="gr46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7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8.28cm" svg:height="2.032cm" svg:x="4.277cm" svg:y="9.013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8.782cm" svg:height="1.576cm" svg:x="12.249cm" svg:y="24.178cm">
          <draw:text-box>
            <text:p text:style-name="P24"><text:span text:style-name="T11">lw $t0, 8($s1)</text:span></text:p>
          </draw:text-box>
        </draw:frame>
        <draw:connector draw:style-name="gr50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6:01:25.649179164</dc:date>
    <meta:editing-duration>PT6H37M22S</meta:editing-duration>
    <meta:editing-cycles>52</meta:editing-cycles>
    <meta:generator>LibreOffice/6.0.6.2$Linux_X86_64 LibreOffice_project/00m0$Build-2</meta:generator>
    <meta:document-statistic meta:object-count="78"/>
  </office:meta>
</office:document-meta>
</file>